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" style:family="table-cell" style:parent-style-name="Default">
      <style:table-cell-properties fo:wrap-option="wrap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53" table:default-cell-style-name="ce4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V_base</text:p>
          </table:table-cell>
          <table:table-cell office:value-type="string" calcext:value-type="string">
            <text:p>% imp</text:p>
          </table:table-cell>
          <table:table-cell office:value-type="string" calcext:value-type="string">
            <text:p>p_50</text:p>
          </table:table-cell>
          <table:table-cell office:value-type="string" calcext:value-type="string">
            <text:p>p_100</text:p>
          </table:table-cell>
          <table:table-cell office:value-type="string" calcext:value-type="string">
            <text:p>p_cu</text:p>
          </table:table-cell>
          <table:table-cell office:value-type="string" calcext:value-type="string">
            <text:p>p_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sn_mva</text:p>
          </table:table-cell>
          <table:table-cell table:style-name="ce2" office:value-type="string" calcext:value-type="string">
            <text:p>vn_hv_kv</text:p>
          </table:table-cell>
          <table:table-cell table:style-name="ce2" office:value-type="string" calcext:value-type="string">
            <text:p>vn_lv_kv</text:p>
          </table:table-cell>
          <table:table-cell table:style-name="ce2" office:value-type="string" calcext:value-type="string">
            <text:p>vk_percent</text:p>
          </table:table-cell>
          <table:table-cell table:style-name="ce2" office:value-type="string" calcext:value-type="string">
            <text:p>vkr_percent</text:p>
          </table:table-cell>
          <table:table-cell table:style-name="ce2" office:value-type="string" calcext:value-type="string">
            <text:p>pfe_kw</text:p>
          </table:table-cell>
          <table:table-cell table:style-name="ce2" office:value-type="string" calcext:value-type="string">
            <text:p>i0_percent</text:p>
          </table:table-cell>
          <table:table-cell table:style-name="ce2" office:value-type="string" calcext:value-type="string">
            <text:p>shift_degree</text:p>
          </table:table-cell>
          <table:table-cell table:style-name="ce2" office:value-type="string" calcext:value-type="string">
            <text:p>vector_group</text:p>
          </table:table-cell>
          <table:table-cell table:style-name="ce2" office:value-type="string" calcext:value-type="string">
            <text:p>vk0_percent</text:p>
          </table:table-cell>
          <table:table-cell table:style-name="ce2" office:value-type="string" calcext:value-type="string">
            <text:p>vkr0_percent</text:p>
          </table:table-cell>
          <table:table-cell table:style-name="ce2" office:value-type="string" calcext:value-type="string">
            <text:p>mag0_percent</text:p>
          </table:table-cell>
          <table:table-cell table:style-name="ce2" office:value-type="string" calcext:value-type="string">
            <text:p>mag0_rx</text:p>
          </table:table-cell>
          <table:table-cell table:style-name="ce11" office:value-type="string" calcext:value-type="string">
            <text:p>si0_hv_partial</text:p>
          </table:table-cell>
          <table:table-cell table:number-columns-repeated="38"/>
        </table:table-row>
        <table:table-row table:style-name="ro2">
          <table:table-cell table:number-columns-repeated="10"/>
          <table:table-cell table:style-name="ce2" office:value-type="string" calcext:value-type="string">
            <text:p>160 MVA 380/1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Q2]" office:value-type="float" office:value="12.2" calcext:value-type="float">
            <text:p>12.2</text:p>
          </table:table-cell>
          <table:table-cell table:style-name="Default" table:formula="of:=[.R2]" office:value-type="float" office:value="0.25" calcext:value-type="float">
            <text:p>0.2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100 MVA 220/1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table:formula="of:=[.Q3]" office:value-type="float" office:value="12" calcext:value-type="float">
            <text:p>12</text:p>
          </table:table-cell>
          <table:table-cell table:style-name="Default" table:formula="of:=[.R3]" office:value-type="float" office:value="0.26" calcext:value-type="float">
            <text:p>0.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63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4" calcext:value-type="float">
            <text:p>0.0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4]" office:value-type="float" office:value="18" calcext:value-type="float">
            <text:p>18</text:p>
          </table:table-cell>
          <table:table-cell table:style-name="Default" table:formula="of:=[.R4]" office:value-type="float" office:value="0.32" calcext:value-type="float">
            <text:p>0.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40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5" calcext:value-type="float">
            <text:p>0.0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5]" office:value-type="float" office:value="16.2" calcext:value-type="float">
            <text:p>16.2</text:p>
          </table:table-cell>
          <table:table-cell table:style-name="Default" table:formula="of:=[.R5]" office:value-type="float" office:value="0.34" calcext:value-type="float">
            <text:p>0.3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25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7" calcext:value-type="float">
            <text:p>0.0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6]" office:value-type="float" office:value="12" calcext:value-type="float">
            <text:p>12</text:p>
          </table:table-cell>
          <table:table-cell table:style-name="Default" table:formula="of:=[.R6]" office:value-type="float" office:value="0.41" calcext:value-type="float">
            <text:p>0.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63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4" calcext:value-type="float">
            <text:p>0.0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7]" office:value-type="float" office:value="18" calcext:value-type="float">
            <text:p>18</text:p>
          </table:table-cell>
          <table:table-cell table:style-name="Default" table:formula="of:=[.R7]" office:value-type="float" office:value="0.32" calcext:value-type="float">
            <text:p>0.3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40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5" calcext:value-type="float">
            <text:p>0.0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8]" office:value-type="float" office:value="16.2" calcext:value-type="float">
            <text:p>16.2</text:p>
          </table:table-cell>
          <table:table-cell table:style-name="Default" table:formula="of:=[.R8]" office:value-type="float" office:value="0.34" calcext:value-type="float">
            <text:p>0.3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25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7" calcext:value-type="float">
            <text:p>0.0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9]" office:value-type="float" office:value="12" calcext:value-type="float">
            <text:p>12</text:p>
          </table:table-cell>
          <table:table-cell table:style-name="Default" table:formula="of:=[.R9]" office:value-type="float" office:value="0.41" calcext:value-type="float">
            <text:p>0.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25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32" calcext:value-type="float">
            <text:p>0.3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0]" office:value-type="float" office:value="6" calcext:value-type="float">
            <text:p>6</text:p>
          </table:table-cell>
          <table:table-cell table:style-name="Default" table:formula="of:=[.R10]" office:value-type="float" office:value="1.44" calcext:value-type="float">
            <text:p>1.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4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25" calcext:value-type="float">
            <text:p>1.42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3375" calcext:value-type="float">
            <text:p>0.337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1]" office:value-type="float" office:value="6" calcext:value-type="float">
            <text:p>6</text:p>
          </table:table-cell>
          <table:table-cell table:style-name="Default" table:formula="of:=[.R11]" office:value-type="float" office:value="1.425" calcext:value-type="float">
            <text:p>1.42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63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06" calcext:value-type="float">
            <text:p>1.20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0.2619" calcext:value-type="float">
            <text:p>0.261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2]" office:value-type="float" office:value="6" calcext:value-type="float">
            <text:p>6</text:p>
          </table:table-cell>
          <table:table-cell table:style-name="Default" table:formula="of:=[.R12]" office:value-type="float" office:value="1.206" calcext:value-type="float">
            <text:p>1.2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25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24" calcext:value-type="float">
            <text:p>0.24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3]" office:value-type="float" office:value="4" calcext:value-type="float">
            <text:p>4</text:p>
          </table:table-cell>
          <table:table-cell table:style-name="Default" table:formula="of:=[.R13]" office:value-type="float" office:value="1.2" calcext:value-type="float">
            <text:p>1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4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325" calcext:value-type="float">
            <text:p>1.325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2375" calcext:value-type="float">
            <text:p>0.237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4]" office:value-type="float" office:value="4" calcext:value-type="float">
            <text:p>4</text:p>
          </table:table-cell>
          <table:table-cell table:style-name="Default" table:formula="of:=[.R14]" office:value-type="float" office:value="1.325" calcext:value-type="float">
            <text:p>1.32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2">
          <table:table-cell table:number-columns-repeated="10"/>
          <table:table-cell table:style-name="ce2" office:value-type="string" calcext:value-type="string">
            <text:p>0.63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794" calcext:value-type="float">
            <text:p>1.0794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0.1873" calcext:value-type="float">
            <text:p>0.187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[.Q15]" office:value-type="float" office:value="4" calcext:value-type="float">
            <text:p>4</text:p>
          </table:table-cell>
          <table:table-cell table:style-name="Default" table:formula="of:=[.R15]" office:value-type="float" office:value="1.0794" calcext:value-type="float">
            <text:p>1.079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ce2"/>
          <table:table-cell table:style-name="ce3"/>
          <table:table-cell table:number-columns-repeated="36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520" calcext:value-type="float">
            <text:p>520</text:p>
          </table:table-cell>
          <table:table-cell table:style-name="ce6" office:value-type="float" office:value="1800" calcext:value-type="float">
            <text:p>1800</text:p>
          </table:table-cell>
          <table:table-cell table:formula="of:=ROUND(([.E16]-[.D16])/0.75)" office:value-type="float" office:value="1707" calcext:value-type="float">
            <text:p>1707</text:p>
          </table:table-cell>
          <table:table-cell table:formula="of:=[.E16]-[.F16]" office:value-type="float" office:value="93" calcext:value-type="float">
            <text:p>93</text:p>
          </table:table-cell>
          <table:table-cell table:formula="of:=[.A16]/(1.732*[.B16])" office:value-type="float" office:value="133.341156014486" calcext:value-type="float">
            <text:p>133.341156014486</text:p>
          </table:table-cell>
          <table:table-cell table:formula="of:=[.B16]*1000/(1.732*[.H16])" office:value-type="float" office:value="1.87489" calcext:value-type="float">
            <text:p>1.87489</text:p>
          </table:table-cell>
          <table:table-cell table:formula="of:=[.F16]/(3*[.H16]*[.H16])" office:value-type="float" office:value="0.0320024947101584" calcext:value-type="float">
            <text:p>0.0320024947101584</text:p>
          </table:table-cell>
          <table:table-cell table:formula="of:=[.A16]&amp;&quot;kVA, 11kV/433V&quot;" office:value-type="string" office:string-value="100kVA, 11kV/433V" calcext:value-type="string">
            <text:p>1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6]/1000"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16]*([.B16]*[.B16])/([.P16]*[.P16]);2)" office:value-type="float" office:value="4.9" calcext:value-type="float">
            <text:p>4.90</text:p>
          </table:table-cell>
          <table:table-cell table:formula="of:=ROUND([.J16]/[.I16]*100;1)" office:value-type="float" office:value="1.7" calcext:value-type="float">
            <text:p>1.7</text:p>
          </table:table-cell>
          <table:table-cell table:formula="of:=[.G16]/1000" office:value-type="float" office:value="0.093" calcext:value-type="float">
            <text:p>0.09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16]" office:value-type="float" office:value="4.9" calcext:value-type="float">
            <text:p>4.9</text:p>
          </table:table-cell>
          <table:table-cell table:formula="of:=[.R16]" office:value-type="float" office:value="1.7" calcext:value-type="float">
            <text:p>1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770" calcext:value-type="float">
            <text:p>770</text:p>
          </table:table-cell>
          <table:table-cell table:style-name="ce6" office:value-type="float" office:value="2200" calcext:value-type="float">
            <text:p>2200</text:p>
          </table:table-cell>
          <table:table-cell table:formula="of:=ROUND(([.E17]-[.D17])/0.75)" office:value-type="float" office:value="1907" calcext:value-type="float">
            <text:p>1907</text:p>
          </table:table-cell>
          <table:table-cell table:formula="of:=[.E17]-[.F17]" office:value-type="float" office:value="293" calcext:value-type="float">
            <text:p>293</text:p>
          </table:table-cell>
          <table:table-cell table:formula="of:=[.A17]/(1.732*[.B17])" office:value-type="float" office:value="213.345849623178" calcext:value-type="float">
            <text:p>213.345849623178</text:p>
          </table:table-cell>
          <table:table-cell table:formula="of:=[.B17]*1000/(1.732*[.H17])" office:value-type="float" office:value="1.17180625" calcext:value-type="float">
            <text:p>1.17180625</text:p>
          </table:table-cell>
          <table:table-cell table:formula="of:=[.F17]/(3*[.H17]*[.H17])" office:value-type="float" office:value="0.0139656463761973" calcext:value-type="float">
            <text:p>0.0139656463761973</text:p>
          </table:table-cell>
          <table:table-cell table:formula="of:=[.A17]&amp;&quot;kVA, 11kV/433V&quot;" office:value-type="string" office:string-value="160kVA, 11kV/433V" calcext:value-type="string">
            <text:p>16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7]/1000"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17]*([.B17]*[.B17])/([.P17]*[.P17]);2)" office:value-type="float" office:value="4.9" calcext:value-type="float">
            <text:p>4.90</text:p>
          </table:table-cell>
          <table:table-cell table:formula="of:=ROUND([.J17]/[.I17]*100;1)" office:value-type="float" office:value="1.2" calcext:value-type="float">
            <text:p>1.2</text:p>
          </table:table-cell>
          <table:table-cell table:formula="of:=[.G17]/1000" office:value-type="float" office:value="0.293" calcext:value-type="float">
            <text:p>0.293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17]" office:value-type="float" office:value="4.9" calcext:value-type="float">
            <text:p>4.9</text:p>
          </table:table-cell>
          <table:table-cell table:formula="of:=[.R17]" office:value-type="float" office:value="1.2" calcext:value-type="float">
            <text:p>1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890" calcext:value-type="float">
            <text:p>890</text:p>
          </table:table-cell>
          <table:table-cell table:style-name="ce6" office:value-type="float" office:value="2700" calcext:value-type="float">
            <text:p>2700</text:p>
          </table:table-cell>
          <table:table-cell table:formula="of:=ROUND(([.E18]-[.D18])/0.75)" office:value-type="float" office:value="2413" calcext:value-type="float">
            <text:p>2413</text:p>
          </table:table-cell>
          <table:table-cell table:formula="of:=[.E18]-[.F18]" office:value-type="float" office:value="287" calcext:value-type="float">
            <text:p>287</text:p>
          </table:table-cell>
          <table:table-cell table:formula="of:=[.A18]/(1.732*[.B18])" office:value-type="float" office:value="266.682312028972" calcext:value-type="float">
            <text:p>266.682312028972</text:p>
          </table:table-cell>
          <table:table-cell table:formula="of:=[.B18]*1000/(1.732*[.H18])" office:value-type="float" office:value="0.937445" calcext:value-type="float">
            <text:p>0.937445</text:p>
          </table:table-cell>
          <table:table-cell table:formula="of:=[.F18]/(3*[.H18]*[.H18])" office:value-type="float" office:value="0.0113096103889297" calcext:value-type="float">
            <text:p>0.0113096103889297</text:p>
          </table:table-cell>
          <table:table-cell table:formula="of:=[.A18]&amp;&quot;kVA, 11kV/433V&quot;" office:value-type="string" office:string-value="200kVA, 11kV/433V" calcext:value-type="string">
            <text:p>2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8]/1000"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18]*([.B18]*[.B18])/([.P18]*[.P18]);2)" office:value-type="float" office:value="4.9" calcext:value-type="float">
            <text:p>4.90</text:p>
          </table:table-cell>
          <table:table-cell table:formula="of:=ROUND([.J18]/[.I18]*100;1)" office:value-type="float" office:value="1.2" calcext:value-type="float">
            <text:p>1.2</text:p>
          </table:table-cell>
          <table:table-cell table:formula="of:=[.G18]/1000" office:value-type="float" office:value="0.287" calcext:value-type="float">
            <text:p>0.287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18]" office:value-type="float" office:value="4.9" calcext:value-type="float">
            <text:p>4.9</text:p>
          </table:table-cell>
          <table:table-cell table:formula="of:=[.R18]" office:value-type="float" office:value="1.2" calcext:value-type="float">
            <text:p>1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050" calcext:value-type="float">
            <text:p>1050</text:p>
          </table:table-cell>
          <table:table-cell table:style-name="ce6" office:value-type="float" office:value="3150" calcext:value-type="float">
            <text:p>3150</text:p>
          </table:table-cell>
          <table:table-cell table:formula="of:=ROUND(([.E19]-[.D19])/0.75)" office:value-type="float" office:value="2800" calcext:value-type="float">
            <text:p>2800</text:p>
          </table:table-cell>
          <table:table-cell table:formula="of:=[.E19]-[.F19]" office:value-type="float" office:value="350" calcext:value-type="float">
            <text:p>350</text:p>
          </table:table-cell>
          <table:table-cell table:formula="of:=[.A19]/(1.732*[.B19])" office:value-type="float" office:value="333.352890036215" calcext:value-type="float">
            <text:p>333.352890036215</text:p>
          </table:table-cell>
          <table:table-cell table:formula="of:=[.B19]*1000/(1.732*[.H19])" office:value-type="float" office:value="0.749956" calcext:value-type="float">
            <text:p>0.749956</text:p>
          </table:table-cell>
          <table:table-cell table:formula="of:=[.F19]/(3*[.H19]*[.H19])" office:value-type="float" office:value="0.00839901442891093" calcext:value-type="float">
            <text:p>0.00839901442891093</text:p>
          </table:table-cell>
          <table:table-cell table:formula="of:=[.A19]&amp;&quot;kVA, 11kV/433V&quot;" office:value-type="string" office:string-value="250kVA, 11kV/433V" calcext:value-type="string">
            <text:p>25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9]/1000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19]*([.B19]*[.B19])/([.P19]*[.P19]);2)" office:value-type="float" office:value="4.9" calcext:value-type="float">
            <text:p>4.90</text:p>
          </table:table-cell>
          <table:table-cell table:formula="of:=ROUND([.J19]/[.I19]*100;1)" office:value-type="float" office:value="1.1" calcext:value-type="float">
            <text:p>1.1</text:p>
          </table:table-cell>
          <table:table-cell table:formula="of:=[.G19]/1000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19]" office:value-type="float" office:value="4.9" calcext:value-type="float">
            <text:p>4.9</text:p>
          </table:table-cell>
          <table:table-cell table:formula="of:=[.R19]" office:value-type="float" office:value="1.1" calcext:value-type="float">
            <text:p>1.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100" calcext:value-type="float">
            <text:p>1100</text:p>
          </table:table-cell>
          <table:table-cell table:style-name="ce6" office:value-type="float" office:value="3275" calcext:value-type="float">
            <text:p>3275</text:p>
          </table:table-cell>
          <table:table-cell table:formula="of:=ROUND(([.E20]-[.D20])/0.75)" office:value-type="float" office:value="2900" calcext:value-type="float">
            <text:p>2900</text:p>
          </table:table-cell>
          <table:table-cell table:formula="of:=[.E20]-[.F20]" office:value-type="float" office:value="375" calcext:value-type="float">
            <text:p>375</text:p>
          </table:table-cell>
          <table:table-cell table:formula="of:=[.A20]/(1.732*[.B20])" office:value-type="float" office:value="420.024641445632" calcext:value-type="float">
            <text:p>420.024641445632</text:p>
          </table:table-cell>
          <table:table-cell table:formula="of:=[.B20]*1000/(1.732*[.H20])" office:value-type="float" office:value="0.595203174603175" calcext:value-type="float">
            <text:p>0.595203174603175</text:p>
          </table:table-cell>
          <table:table-cell table:formula="of:=[.F20]/(3*[.H20]*[.H20])" office:value-type="float" office:value="0.00547932680142571" calcext:value-type="float">
            <text:p>0.00547932680142571</text:p>
          </table:table-cell>
          <table:table-cell table:formula="of:=[.A20]&amp;&quot;kVA, 11kV/433V&quot;" office:value-type="string" office:string-value="315kVA, 11kV/433V" calcext:value-type="string">
            <text:p>315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0]/1000" office:value-type="float" office:value="0.315" calcext:value-type="float">
            <text:p>0.31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0]*([.B20]*[.B20])/([.P20]*[.P20]);2)" office:value-type="float" office:value="4.9" calcext:value-type="float">
            <text:p>4.90</text:p>
          </table:table-cell>
          <table:table-cell table:formula="of:=ROUND([.J20]/[.I20]*100;1)" office:value-type="float" office:value="0.9" calcext:value-type="float">
            <text:p>0.9</text:p>
          </table:table-cell>
          <table:table-cell table:formula="of:=[.G20]/1000" office:value-type="float" office:value="0.375" calcext:value-type="float">
            <text:p>0.375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0]" office:value-type="float" office:value="4.9" calcext:value-type="float">
            <text:p>4.9</text:p>
          </table:table-cell>
          <table:table-cell table:formula="of:=[.R20]" office:value-type="float" office:value="0.9" calcext:value-type="float">
            <text:p>0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300" calcext:value-type="float">
            <text:p>1300</text:p>
          </table:table-cell>
          <table:table-cell table:style-name="ce6" office:value-type="float" office:value="3875" calcext:value-type="float">
            <text:p>3875</text:p>
          </table:table-cell>
          <table:table-cell table:formula="of:=ROUND(([.E21]-[.D21])/0.75)" office:value-type="float" office:value="3433" calcext:value-type="float">
            <text:p>3433</text:p>
          </table:table-cell>
          <table:table-cell table:formula="of:=[.E21]-[.F21]" office:value-type="float" office:value="442" calcext:value-type="float">
            <text:p>442</text:p>
          </table:table-cell>
          <table:table-cell table:formula="of:=[.A21]/(1.732*[.B21])" office:value-type="float" office:value="533.364624057945" calcext:value-type="float">
            <text:p>533.364624057945</text:p>
          </table:table-cell>
          <table:table-cell table:formula="of:=[.B21]*1000/(1.732*[.H21])" office:value-type="float" office:value="0.4687225" calcext:value-type="float">
            <text:p>0.4687225</text:p>
          </table:table-cell>
          <table:table-cell table:formula="of:=[.F21]/(3*[.H21]*[.H21])" office:value-type="float" office:value="0.00402257485134643" calcext:value-type="float">
            <text:p>0.00402257485134643</text:p>
          </table:table-cell>
          <table:table-cell table:formula="of:=[.A21]&amp;&quot;kVA, 11kV/433V&quot;" office:value-type="string" office:string-value="400kVA, 11kV/433V" calcext:value-type="string">
            <text:p>4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1]/1000"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1]*([.B21]*[.B21])/([.P21]*[.P21]);2)" office:value-type="float" office:value="4.9" calcext:value-type="float">
            <text:p>4.90</text:p>
          </table:table-cell>
          <table:table-cell table:formula="of:=ROUND([.J21]/[.I21]*100;1)" office:value-type="float" office:value="0.9" calcext:value-type="float">
            <text:p>0.9</text:p>
          </table:table-cell>
          <table:table-cell table:formula="of:=[.G21]/1000" office:value-type="float" office:value="0.442" calcext:value-type="float">
            <text:p>0.442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1]" office:value-type="float" office:value="4.9" calcext:value-type="float">
            <text:p>4.9</text:p>
          </table:table-cell>
          <table:table-cell table:formula="of:=[.R21]" office:value-type="float" office:value="0.9" calcext:value-type="float">
            <text:p>0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600" calcext:value-type="float">
            <text:p>1600</text:p>
          </table:table-cell>
          <table:table-cell table:style-name="ce6" office:value-type="float" office:value="4750" calcext:value-type="float">
            <text:p>4750</text:p>
          </table:table-cell>
          <table:table-cell table:formula="of:=ROUND(([.E22]-[.D22])/0.75)" office:value-type="float" office:value="4200" calcext:value-type="float">
            <text:p>4200</text:p>
          </table:table-cell>
          <table:table-cell table:formula="of:=[.E22]-[.F22]" office:value-type="float" office:value="550" calcext:value-type="float">
            <text:p>550</text:p>
          </table:table-cell>
          <table:table-cell table:formula="of:=[.A22]/(1.732*[.B22])" office:value-type="float" office:value="666.705780072431" calcext:value-type="float">
            <text:p>666.705780072431</text:p>
          </table:table-cell>
          <table:table-cell table:formula="of:=[.B22]*1000/(1.732*[.H22])" office:value-type="float" office:value="0.374978" calcext:value-type="float">
            <text:p>0.374978</text:p>
          </table:table-cell>
          <table:table-cell table:formula="of:=[.F22]/(3*[.H22]*[.H22])" office:value-type="float" office:value="0.0031496304108416" calcext:value-type="float">
            <text:p>0.0031496304108416</text:p>
          </table:table-cell>
          <table:table-cell table:formula="of:=[.A22]&amp;&quot;kVA, 11kV/433V&quot;" office:value-type="string" office:string-value="500kVA, 11kV/433V" calcext:value-type="string">
            <text:p>5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2]/1000"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2]*([.B22]*[.B22])/([.P22]*[.P22]);2)" office:value-type="float" office:value="4.9" calcext:value-type="float">
            <text:p>4.90</text:p>
          </table:table-cell>
          <table:table-cell table:formula="of:=ROUND([.J22]/[.I22]*100;1)" office:value-type="float" office:value="0.8" calcext:value-type="float">
            <text:p>0.8</text:p>
          </table:table-cell>
          <table:table-cell table:formula="of:=[.G22]/1000"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2]" office:value-type="float" office:value="4.9" calcext:value-type="float">
            <text:p>4.9</text:p>
          </table:table-cell>
          <table:table-cell table:formula="of:=[.R22]" office:value-type="float" office:value="0.8" calcext:value-type="float">
            <text:p>0.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5855" calcext:value-type="float">
            <text:p>5855</text:p>
          </table:table-cell>
          <table:table-cell table:formula="of:=ROUND(([.E23]-[.D23])/0.75)" office:value-type="float" office:value="5140" calcext:value-type="float">
            <text:p>5140</text:p>
          </table:table-cell>
          <table:table-cell table:formula="of:=[.E23]-[.F23]" office:value-type="float" office:value="715" calcext:value-type="float">
            <text:p>715</text:p>
          </table:table-cell>
          <table:table-cell table:formula="of:=[.A23]/(1.732*[.B23])" office:value-type="float" office:value="840.049282891263" calcext:value-type="float">
            <text:p>840.049282891263</text:p>
          </table:table-cell>
          <table:table-cell table:formula="of:=[.B23]*1000/(1.732*[.H23])" office:value-type="float" office:value="0.297601587301587" calcext:value-type="float">
            <text:p>0.297601587301587</text:p>
          </table:table-cell>
          <table:table-cell table:formula="of:=[.F23]/(3*[.H23]*[.H23])" office:value-type="float" office:value="0.00242790859994208" calcext:value-type="float">
            <text:p>0.00242790859994208</text:p>
          </table:table-cell>
          <table:table-cell table:formula="of:=[.A23]&amp;&quot;kVA, 11kV/433V&quot;" office:value-type="string" office:string-value="630kVA, 11kV/433V" calcext:value-type="string">
            <text:p>63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3]/1000" office:value-type="float" office:value="0.63" calcext:value-type="float">
            <text:p>0.63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3]*([.B23]*[.B23])/([.P23]*[.P23]);2)" office:value-type="float" office:value="4.9" calcext:value-type="float">
            <text:p>4.90</text:p>
          </table:table-cell>
          <table:table-cell table:formula="of:=ROUND([.J23]/[.I23]*100;1)" office:value-type="float" office:value="0.8" calcext:value-type="float">
            <text:p>0.8</text:p>
          </table:table-cell>
          <table:table-cell table:formula="of:=[.G23]/1000" office:value-type="float" office:value="0.715" calcext:value-type="float">
            <text:p>0.715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3]" office:value-type="float" office:value="4.9" calcext:value-type="float">
            <text:p>4.9</text:p>
          </table:table-cell>
          <table:table-cell table:formula="of:=[.R23]" office:value-type="float" office:value="0.8" calcext:value-type="float">
            <text:p>0.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9000" calcext:value-type="float">
            <text:p>9000</text:p>
          </table:table-cell>
          <table:table-cell table:formula="of:=ROUND(([.E24]-[.D24])/0.75)" office:value-type="float" office:value="8000" calcext:value-type="float">
            <text:p>8000</text:p>
          </table:table-cell>
          <table:table-cell table:formula="of:=[.E24]-[.F24]" office:value-type="float" office:value="1000" calcext:value-type="float">
            <text:p>1000</text:p>
          </table:table-cell>
          <table:table-cell table:formula="of:=[.A24]/(1.732*[.B24])" office:value-type="float" office:value="1333.41156014486" calcext:value-type="float">
            <text:p>1333.41156014486</text:p>
          </table:table-cell>
          <table:table-cell table:formula="of:=[.B24]*1000/(1.732*[.H24])" office:value-type="float" office:value="0.187489" calcext:value-type="float">
            <text:p>0.187489</text:p>
          </table:table-cell>
          <table:table-cell table:formula="of:=[.F24]/(3*[.H24]*[.H24])" office:value-type="float" office:value="0.00149982400516267" calcext:value-type="float">
            <text:p>0.00149982400516267</text:p>
          </table:table-cell>
          <table:table-cell table:formula="of:=[.A24]&amp;&quot;kVA, 11kV/433V&quot;" office:value-type="string" office:string-value="1000kVA, 11kV/433V" calcext:value-type="string">
            <text:p>10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4]/100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4]*([.B24]*[.B24])/([.P24]*[.P24]);2)" office:value-type="float" office:value="5.44" calcext:value-type="float">
            <text:p>5.44</text:p>
          </table:table-cell>
          <table:table-cell table:formula="of:=ROUND([.J24]/[.I24]*100;1)" office:value-type="float" office:value="0.8" calcext:value-type="float">
            <text:p>0.8</text:p>
          </table:table-cell>
          <table:table-cell table:formula="of:=[.G24]/1000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4]" office:value-type="float" office:value="5.44" calcext:value-type="float">
            <text:p>5.44</text:p>
          </table:table-cell>
          <table:table-cell table:formula="of:=[.R24]" office:value-type="float" office:value="0.8" calcext:value-type="float">
            <text:p>0.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style-name="ce6" office:value-type="float" office:value="10750" calcext:value-type="float">
            <text:p>10750</text:p>
          </table:table-cell>
          <table:table-cell table:formula="of:=ROUND(([.E25]-[.D25])/0.75)" office:value-type="float" office:value="9533" calcext:value-type="float">
            <text:p>9533</text:p>
          </table:table-cell>
          <table:table-cell table:formula="of:=[.E25]-[.F25]" office:value-type="float" office:value="1217" calcext:value-type="float">
            <text:p>1217</text:p>
          </table:table-cell>
          <table:table-cell table:formula="of:=[.A25]/(1.732*[.B25])" office:value-type="float" office:value="1666.76445018108" calcext:value-type="float">
            <text:p>1666.76445018108</text:p>
          </table:table-cell>
          <table:table-cell table:formula="of:=[.B25]*1000/(1.732*[.H25])" office:value-type="float" office:value="0.1499912" calcext:value-type="float">
            <text:p>0.1499912</text:p>
          </table:table-cell>
          <table:table-cell table:formula="of:=[.F25]/(3*[.H25]*[.H25])" office:value-type="float" office:value="0.00114382577929726" calcext:value-type="float">
            <text:p>0.00114382577929726</text:p>
          </table:table-cell>
          <table:table-cell table:formula="of:=[.A25]&amp;&quot;kVA, 11kV/433V&quot;" office:value-type="string" office:string-value="1250kVA, 11kV/433V" calcext:value-type="string">
            <text:p>125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5]/1000" office:value-type="float" office:value="1.25" calcext:value-type="float">
            <text:p>1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5]*([.B25]*[.B25])/([.P25]*[.P25]);2)" office:value-type="float" office:value="5.44" calcext:value-type="float">
            <text:p>5.44</text:p>
          </table:table-cell>
          <table:table-cell table:formula="of:=ROUND([.J25]/[.I25]*100;1)" office:value-type="float" office:value="0.8" calcext:value-type="float">
            <text:p>0.8</text:p>
          </table:table-cell>
          <table:table-cell table:formula="of:=[.G25]/1000" office:value-type="float" office:value="1.217" calcext:value-type="float">
            <text:p>1.217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5]" office:value-type="float" office:value="5.44" calcext:value-type="float">
            <text:p>5.44</text:p>
          </table:table-cell>
          <table:table-cell table:formula="of:=[.R25]" office:value-type="float" office:value="0.8" calcext:value-type="float">
            <text:p>0.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13500" calcext:value-type="float">
            <text:p>13500</text:p>
          </table:table-cell>
          <table:table-cell table:formula="of:=ROUND(([.E26]-[.D26])/0.75)" office:value-type="float" office:value="12000" calcext:value-type="float">
            <text:p>12000</text:p>
          </table:table-cell>
          <table:table-cell table:formula="of:=[.E26]-[.F26]" office:value-type="float" office:value="1500" calcext:value-type="float">
            <text:p>1500</text:p>
          </table:table-cell>
          <table:table-cell table:formula="of:=[.A26]/(1.732*[.B26])" office:value-type="float" office:value="2133.45849623178" calcext:value-type="float">
            <text:p>2133.45849623178</text:p>
          </table:table-cell>
          <table:table-cell table:formula="of:=[.B26]*1000/(1.732*[.H26])" office:value-type="float" office:value="0.117180625" calcext:value-type="float">
            <text:p>0.117180625</text:p>
          </table:table-cell>
          <table:table-cell table:formula="of:=[.F26]/(3*[.H26]*[.H26])" office:value-type="float" office:value="0.000878803128025" calcext:value-type="float">
            <text:p>0.000878803128025</text:p>
          </table:table-cell>
          <table:table-cell table:formula="of:=[.A26]&amp;&quot;kVA, 11kV/433V&quot;" office:value-type="string" office:string-value="1600kVA, 11kV/433V" calcext:value-type="string">
            <text:p>16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6]/1000"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6]*([.B26]*[.B26])/([.P26]*[.P26]);2)" office:value-type="float" office:value="6.8" calcext:value-type="float">
            <text:p>6.80</text:p>
          </table:table-cell>
          <table:table-cell table:formula="of:=ROUND([.J26]/[.I26]*100;1)" office:value-type="float" office:value="0.7" calcext:value-type="float">
            <text:p>0.7</text:p>
          </table:table-cell>
          <table:table-cell table:formula="of:=[.G26]/1000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6]" office:value-type="float" office:value="6.8" calcext:value-type="float">
            <text:p>6.8</text:p>
          </table:table-cell>
          <table:table-cell table:formula="of:=[.R26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5400" calcext:value-type="float">
            <text:p>5400</text:p>
          </table:table-cell>
          <table:table-cell table:style-name="ce6" office:value-type="float" office:value="17000" calcext:value-type="float">
            <text:p>17000</text:p>
          </table:table-cell>
          <table:table-cell table:formula="of:=ROUND(([.E27]-[.D27])/0.75)" office:value-type="float" office:value="15467" calcext:value-type="float">
            <text:p>15467</text:p>
          </table:table-cell>
          <table:table-cell table:formula="of:=[.E27]-[.F27]" office:value-type="float" office:value="1533" calcext:value-type="float">
            <text:p>1533</text:p>
          </table:table-cell>
          <table:table-cell table:formula="of:=[.A27]/(1.732*[.B27])" office:value-type="float" office:value="2666.82312028972" calcext:value-type="float">
            <text:p>2666.82312028972</text:p>
          </table:table-cell>
          <table:table-cell table:formula="of:=[.B27]*1000/(1.732*[.H27])" office:value-type="float" office:value="0.0937445" calcext:value-type="float">
            <text:p>0.0937445</text:p>
          </table:table-cell>
          <table:table-cell table:formula="of:=[.F27]/(3*[.H27]*[.H27])" office:value-type="float" office:value="0.000724930558995343" calcext:value-type="float">
            <text:p>0.000724930558995343</text:p>
          </table:table-cell>
          <table:table-cell table:formula="of:=[.A27]&amp;&quot;kVA, 11kV/433V&quot;" office:value-type="string" office:string-value="2000kVA, 11kV/433V" calcext:value-type="string">
            <text:p>20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7]/100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7]*([.B27]*[.B27])/([.P27]*[.P27]);2)" office:value-type="float" office:value="6.8" calcext:value-type="float">
            <text:p>6.80</text:p>
          </table:table-cell>
          <table:table-cell table:formula="of:=ROUND([.J27]/[.I27]*100;1)" office:value-type="float" office:value="0.8" calcext:value-type="float">
            <text:p>0.8</text:p>
          </table:table-cell>
          <table:table-cell table:formula="of:=[.G27]/1000" office:value-type="float" office:value="1.533" calcext:value-type="float">
            <text:p>1.5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7]" office:value-type="float" office:value="6.8" calcext:value-type="float">
            <text:p>6.8</text:p>
          </table:table-cell>
          <table:table-cell table:formula="of:=[.R27]" office:value-type="float" office:value="0.8" calcext:value-type="float">
            <text:p>0.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20000" calcext:value-type="float">
            <text:p>20000</text:p>
          </table:table-cell>
          <table:table-cell table:formula="of:=ROUND(([.E28]-[.D28])/0.75)" office:value-type="float" office:value="18000" calcext:value-type="float">
            <text:p>18000</text:p>
          </table:table-cell>
          <table:table-cell table:formula="of:=[.E28]-[.F28]" office:value-type="float" office:value="2000" calcext:value-type="float">
            <text:p>2000</text:p>
          </table:table-cell>
          <table:table-cell table:formula="of:=[.A28]/(1.732*[.B28])" office:value-type="float" office:value="3333.52890036215" calcext:value-type="float">
            <text:p>3333.52890036215</text:p>
          </table:table-cell>
          <table:table-cell table:formula="of:=[.B28]*1000/(1.732*[.H28])" office:value-type="float" office:value="0.0749956" calcext:value-type="float">
            <text:p>0.0749956</text:p>
          </table:table-cell>
          <table:table-cell table:formula="of:=[.F28]/(3*[.H28]*[.H28])" office:value-type="float" office:value="0.00053993664185856" calcext:value-type="float">
            <text:p>0.00053993664185856</text:p>
          </table:table-cell>
          <table:table-cell table:formula="of:=[.A28]&amp;&quot;kVA, 11kV/433V&quot;" office:value-type="string" office:string-value="2500kVA, 11kV/433V" calcext:value-type="string">
            <text:p>25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8]/1000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8]*([.B28]*[.B28])/([.P28]*[.P28]);2)" office:value-type="float" office:value="6.8" calcext:value-type="float">
            <text:p>6.80</text:p>
          </table:table-cell>
          <table:table-cell table:formula="of:=ROUND([.J28]/[.I28]*100;1)" office:value-type="float" office:value="0.7" calcext:value-type="float">
            <text:p>0.7</text:p>
          </table:table-cell>
          <table:table-cell table:formula="of:=[.G28]/1000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8]" office:value-type="float" office:value="6.8" calcext:value-type="float">
            <text:p>6.8</text:p>
          </table:table-cell>
          <table:table-cell table:formula="of:=[.R28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475" calcext:value-type="float">
            <text:p>475</text:p>
          </table:table-cell>
          <table:table-cell table:style-name="ce6" office:value-type="float" office:value="1650" calcext:value-type="float">
            <text:p>1650</text:p>
          </table:table-cell>
          <table:table-cell table:formula="of:=ROUND(([.E29]-[.D29])/0.75)" office:value-type="float" office:value="1567" calcext:value-type="float">
            <text:p>1567</text:p>
          </table:table-cell>
          <table:table-cell table:formula="of:=[.E29]-[.F29]" office:value-type="float" office:value="83" calcext:value-type="float">
            <text:p>83</text:p>
          </table:table-cell>
          <table:table-cell table:formula="of:=[.A29]/(1.732*[.B29])" office:value-type="float" office:value="133.341156014486" calcext:value-type="float">
            <text:p>133.341156014486</text:p>
          </table:table-cell>
          <table:table-cell table:formula="of:=[.B29]*1000/(1.732*[.H29])" office:value-type="float" office:value="1.87489" calcext:value-type="float">
            <text:p>1.87489</text:p>
          </table:table-cell>
          <table:table-cell table:formula="of:=[.F29]/(3*[.H29]*[.H29])" office:value-type="float" office:value="0.0293778027011237" calcext:value-type="float">
            <text:p>0.0293778027011237</text:p>
          </table:table-cell>
          <table:table-cell table:formula="of:=[.A29]&amp;&quot;kVA, 11kV/433V&quot;" office:value-type="string" office:string-value="100kVA, 11kV/433V" calcext:value-type="string">
            <text:p>1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29]/1000"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29]*([.B29]*[.B29])/([.P29]*[.P29]);2)" office:value-type="float" office:value="4.9" calcext:value-type="float">
            <text:p>4.90</text:p>
          </table:table-cell>
          <table:table-cell table:formula="of:=ROUND([.J29]/[.I29]*100;1)" office:value-type="float" office:value="1.6" calcext:value-type="float">
            <text:p>1.6</text:p>
          </table:table-cell>
          <table:table-cell table:formula="of:=[.G29]/1000" office:value-type="float" office:value="0.083" calcext:value-type="float">
            <text:p>0.08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29]" office:value-type="float" office:value="4.9" calcext:value-type="float">
            <text:p>4.9</text:p>
          </table:table-cell>
          <table:table-cell table:formula="of:=[.R29]" office:value-type="float" office:value="1.6" calcext:value-type="float">
            <text:p>1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670" calcext:value-type="float">
            <text:p>670</text:p>
          </table:table-cell>
          <table:table-cell table:style-name="ce6" office:value-type="float" office:value="1950" calcext:value-type="float">
            <text:p>1950</text:p>
          </table:table-cell>
          <table:table-cell table:formula="of:=ROUND(([.E30]-[.D30])/0.75)" office:value-type="float" office:value="1707" calcext:value-type="float">
            <text:p>1707</text:p>
          </table:table-cell>
          <table:table-cell table:formula="of:=[.E30]-[.F30]" office:value-type="float" office:value="243" calcext:value-type="float">
            <text:p>243</text:p>
          </table:table-cell>
          <table:table-cell table:formula="of:=[.A30]/(1.732*[.B30])" office:value-type="float" office:value="213.345849623178" calcext:value-type="float">
            <text:p>213.345849623178</text:p>
          </table:table-cell>
          <table:table-cell table:formula="of:=[.B30]*1000/(1.732*[.H30])" office:value-type="float" office:value="1.17180625" calcext:value-type="float">
            <text:p>1.17180625</text:p>
          </table:table-cell>
          <table:table-cell table:formula="of:=[.F30]/(3*[.H30]*[.H30])" office:value-type="float" office:value="0.0125009744961556" calcext:value-type="float">
            <text:p>0.0125009744961556</text:p>
          </table:table-cell>
          <table:table-cell table:formula="of:=[.A30]&amp;&quot;kVA, 11kV/433V&quot;" office:value-type="string" office:string-value="160kVA, 11kV/433V" calcext:value-type="string">
            <text:p>16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0]/1000"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0]*([.B30]*[.B30])/([.P30]*[.P30]);2)" office:value-type="float" office:value="4.9" calcext:value-type="float">
            <text:p>4.90</text:p>
          </table:table-cell>
          <table:table-cell table:formula="of:=ROUND([.J30]/[.I30]*100;1)" office:value-type="float" office:value="1.1" calcext:value-type="float">
            <text:p>1.1</text:p>
          </table:table-cell>
          <table:table-cell table:formula="of:=[.G30]/1000" office:value-type="float" office:value="0.243" calcext:value-type="float">
            <text:p>0.243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0]" office:value-type="float" office:value="4.9" calcext:value-type="float">
            <text:p>4.9</text:p>
          </table:table-cell>
          <table:table-cell table:formula="of:=[.R30]" office:value-type="float" office:value="1.1" calcext:value-type="float">
            <text:p>1.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780" calcext:value-type="float">
            <text:p>780</text:p>
          </table:table-cell>
          <table:table-cell table:style-name="ce6" office:value-type="float" office:value="2300" calcext:value-type="float">
            <text:p>2300</text:p>
          </table:table-cell>
          <table:table-cell table:formula="of:=ROUND(([.E31]-[.D31])/0.75)" office:value-type="float" office:value="2027" calcext:value-type="float">
            <text:p>2027</text:p>
          </table:table-cell>
          <table:table-cell table:formula="of:=[.E31]-[.F31]" office:value-type="float" office:value="273" calcext:value-type="float">
            <text:p>273</text:p>
          </table:table-cell>
          <table:table-cell table:formula="of:=[.A31]/(1.732*[.B31])" office:value-type="float" office:value="266.682312028972" calcext:value-type="float">
            <text:p>266.682312028972</text:p>
          </table:table-cell>
          <table:table-cell table:formula="of:=[.B31]*1000/(1.732*[.H31])" office:value-type="float" office:value="0.937445" calcext:value-type="float">
            <text:p>0.937445</text:p>
          </table:table-cell>
          <table:table-cell table:formula="of:=[.F31]/(3*[.H31]*[.H31])" office:value-type="float" office:value="0.00950044768270226" calcext:value-type="float">
            <text:p>0.00950044768270226</text:p>
          </table:table-cell>
          <table:table-cell table:formula="of:=[.A31]&amp;&quot;kVA, 11kV/433V&quot;" office:value-type="string" office:string-value="200kVA, 11kV/433V" calcext:value-type="string">
            <text:p>2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1]/1000"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1]*([.B31]*[.B31])/([.P31]*[.P31]);2)" office:value-type="float" office:value="4.9" calcext:value-type="float">
            <text:p>4.90</text:p>
          </table:table-cell>
          <table:table-cell table:formula="of:=ROUND([.J31]/[.I31]*100;1)" office:value-type="float" office:value="1" calcext:value-type="float">
            <text:p>1</text:p>
          </table:table-cell>
          <table:table-cell table:formula="of:=[.G31]/1000" office:value-type="float" office:value="0.273" calcext:value-type="float">
            <text:p>0.273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1]" office:value-type="float" office:value="4.9" calcext:value-type="float">
            <text:p>4.9</text:p>
          </table:table-cell>
          <table:table-cell table:formula="of:=[.R31]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980" calcext:value-type="float">
            <text:p>980</text:p>
          </table:table-cell>
          <table:table-cell table:style-name="ce6" office:value-type="float" office:value="2930" calcext:value-type="float">
            <text:p>2930</text:p>
          </table:table-cell>
          <table:table-cell table:formula="of:=ROUND(([.E32]-[.D32])/0.75)" office:value-type="float" office:value="2600" calcext:value-type="float">
            <text:p>2600</text:p>
          </table:table-cell>
          <table:table-cell table:formula="of:=[.E32]-[.F32]" office:value-type="float" office:value="330" calcext:value-type="float">
            <text:p>330</text:p>
          </table:table-cell>
          <table:table-cell table:formula="of:=[.A32]/(1.732*[.B32])" office:value-type="float" office:value="333.352890036215" calcext:value-type="float">
            <text:p>333.352890036215</text:p>
          </table:table-cell>
          <table:table-cell table:formula="of:=[.B32]*1000/(1.732*[.H32])" office:value-type="float" office:value="0.749956" calcext:value-type="float">
            <text:p>0.749956</text:p>
          </table:table-cell>
          <table:table-cell table:formula="of:=[.F32]/(3*[.H32]*[.H32])" office:value-type="float" office:value="0.00779908482684587" calcext:value-type="float">
            <text:p>0.00779908482684587</text:p>
          </table:table-cell>
          <table:table-cell table:formula="of:=[.A32]&amp;&quot;kVA, 11kV/433V&quot;" office:value-type="string" office:string-value="250kVA, 11kV/433V" calcext:value-type="string">
            <text:p>25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2]/1000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2]*([.B32]*[.B32])/([.P32]*[.P32]);2)" office:value-type="float" office:value="4.9" calcext:value-type="float">
            <text:p>4.90</text:p>
          </table:table-cell>
          <table:table-cell table:formula="of:=ROUND([.J32]/[.I32]*100;1)" office:value-type="float" office:value="1" calcext:value-type="float">
            <text:p>1</text:p>
          </table:table-cell>
          <table:table-cell table:formula="of:=[.G32]/1000"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2]" office:value-type="float" office:value="4.9" calcext:value-type="float">
            <text:p>4.9</text:p>
          </table:table-cell>
          <table:table-cell table:formula="of:=[.R32]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025" calcext:value-type="float">
            <text:p>1025</text:p>
          </table:table-cell>
          <table:table-cell table:style-name="ce6" office:value-type="float" office:value="3100" calcext:value-type="float">
            <text:p>3100</text:p>
          </table:table-cell>
          <table:table-cell table:formula="of:=ROUND(([.E33]-[.D33])/0.75)" office:value-type="float" office:value="2767" calcext:value-type="float">
            <text:p>2767</text:p>
          </table:table-cell>
          <table:table-cell table:formula="of:=[.E33]-[.F33]" office:value-type="float" office:value="333" calcext:value-type="float">
            <text:p>333</text:p>
          </table:table-cell>
          <table:table-cell table:formula="of:=[.A33]/(1.732*[.B33])" office:value-type="float" office:value="420.024641445632" calcext:value-type="float">
            <text:p>420.024641445632</text:p>
          </table:table-cell>
          <table:table-cell table:formula="of:=[.B33]*1000/(1.732*[.H33])" office:value-type="float" office:value="0.595203174603175" calcext:value-type="float">
            <text:p>0.595203174603175</text:p>
          </table:table-cell>
          <table:table-cell table:formula="of:=[.F33]/(3*[.H33]*[.H33])" office:value-type="float" office:value="0.00522803353777412" calcext:value-type="float">
            <text:p>0.00522803353777412</text:p>
          </table:table-cell>
          <table:table-cell table:formula="of:=[.A33]&amp;&quot;kVA, 11kV/433V&quot;" office:value-type="string" office:string-value="315kVA, 11kV/433V" calcext:value-type="string">
            <text:p>315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3]/1000" office:value-type="float" office:value="0.315" calcext:value-type="float">
            <text:p>0.31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3]*([.B33]*[.B33])/([.P33]*[.P33]);2)" office:value-type="float" office:value="4.9" calcext:value-type="float">
            <text:p>4.90</text:p>
          </table:table-cell>
          <table:table-cell table:formula="of:=ROUND([.J33]/[.I33]*100;1)" office:value-type="float" office:value="0.9" calcext:value-type="float">
            <text:p>0.9</text:p>
          </table:table-cell>
          <table:table-cell table:formula="of:=[.G33]/1000"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3]" office:value-type="float" office:value="4.9" calcext:value-type="float">
            <text:p>4.9</text:p>
          </table:table-cell>
          <table:table-cell table:formula="of:=[.R33]" office:value-type="float" office:value="0.9" calcext:value-type="float">
            <text:p>0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225" calcext:value-type="float">
            <text:p>1225</text:p>
          </table:table-cell>
          <table:table-cell table:style-name="ce6" office:value-type="float" office:value="3450" calcext:value-type="float">
            <text:p>3450</text:p>
          </table:table-cell>
          <table:table-cell table:formula="of:=ROUND(([.E34]-[.D34])/0.75)" office:value-type="float" office:value="2967" calcext:value-type="float">
            <text:p>2967</text:p>
          </table:table-cell>
          <table:table-cell table:formula="of:=[.E34]-[.F34]" office:value-type="float" office:value="483" calcext:value-type="float">
            <text:p>483</text:p>
          </table:table-cell>
          <table:table-cell table:formula="of:=[.A34]/(1.732*[.B34])" office:value-type="float" office:value="533.364624057945" calcext:value-type="float">
            <text:p>533.364624057945</text:p>
          </table:table-cell>
          <table:table-cell table:formula="of:=[.B34]*1000/(1.732*[.H34])" office:value-type="float" office:value="0.4687225" calcext:value-type="float">
            <text:p>0.4687225</text:p>
          </table:table-cell>
          <table:table-cell table:formula="of:=[.F34]/(3*[.H34]*[.H34])" office:value-type="float" office:value="0.0034765451744669" calcext:value-type="float">
            <text:p>0.0034765451744669</text:p>
          </table:table-cell>
          <table:table-cell table:formula="of:=[.A34]&amp;&quot;kVA, 11kV/433V&quot;" office:value-type="string" office:string-value="400kVA, 11kV/433V" calcext:value-type="string">
            <text:p>4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4]/1000"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4]*([.B34]*[.B34])/([.P34]*[.P34]);2)" office:value-type="float" office:value="4.9" calcext:value-type="float">
            <text:p>4.90</text:p>
          </table:table-cell>
          <table:table-cell table:formula="of:=ROUND([.J34]/[.I34]*100;1)" office:value-type="float" office:value="0.7" calcext:value-type="float">
            <text:p>0.7</text:p>
          </table:table-cell>
          <table:table-cell table:formula="of:=[.G34]/1000" office:value-type="float" office:value="0.483" calcext:value-type="float">
            <text:p>0.48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4]" office:value-type="float" office:value="4.9" calcext:value-type="float">
            <text:p>4.9</text:p>
          </table:table-cell>
          <table:table-cell table:formula="of:=[.R34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510" calcext:value-type="float">
            <text:p>1510</text:p>
          </table:table-cell>
          <table:table-cell table:style-name="ce6" office:value-type="float" office:value="4300" calcext:value-type="float">
            <text:p>4300</text:p>
          </table:table-cell>
          <table:table-cell table:formula="of:=ROUND(([.E35]-[.D35])/0.75)" office:value-type="float" office:value="3720" calcext:value-type="float">
            <text:p>3720</text:p>
          </table:table-cell>
          <table:table-cell table:formula="of:=[.E35]-[.F35]" office:value-type="float" office:value="580" calcext:value-type="float">
            <text:p>580</text:p>
          </table:table-cell>
          <table:table-cell table:formula="of:=[.A35]/(1.732*[.B35])" office:value-type="float" office:value="666.705780072431" calcext:value-type="float">
            <text:p>666.705780072431</text:p>
          </table:table-cell>
          <table:table-cell table:formula="of:=[.B35]*1000/(1.732*[.H35])" office:value-type="float" office:value="0.374978" calcext:value-type="float">
            <text:p>0.374978</text:p>
          </table:table-cell>
          <table:table-cell table:formula="of:=[.F35]/(3*[.H35]*[.H35])" office:value-type="float" office:value="0.00278967264960256" calcext:value-type="float">
            <text:p>0.00278967264960256</text:p>
          </table:table-cell>
          <table:table-cell table:formula="of:=[.A35]&amp;&quot;kVA, 11kV/433V&quot;" office:value-type="string" office:string-value="500kVA, 11kV/433V" calcext:value-type="string">
            <text:p>5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5]/1000"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5]*([.B35]*[.B35])/([.P35]*[.P35]);2)" office:value-type="float" office:value="4.9" calcext:value-type="float">
            <text:p>4.90</text:p>
          </table:table-cell>
          <table:table-cell table:formula="of:=ROUND([.J35]/[.I35]*100;1)" office:value-type="float" office:value="0.7" calcext:value-type="float">
            <text:p>0.7</text:p>
          </table:table-cell>
          <table:table-cell table:formula="of:=[.G35]/1000"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5]" office:value-type="float" office:value="4.9" calcext:value-type="float">
            <text:p>4.9</text:p>
          </table:table-cell>
          <table:table-cell table:formula="of:=[.R35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4.5" calcext:value-type="float">
            <text:p>4.5</text:p>
          </table:table-cell>
          <table:table-cell office:value-type="float" office:value="1860" calcext:value-type="float">
            <text:p>1860</text:p>
          </table:table-cell>
          <table:table-cell table:style-name="ce6" office:value-type="float" office:value="5300" calcext:value-type="float">
            <text:p>5300</text:p>
          </table:table-cell>
          <table:table-cell table:formula="of:=ROUND(([.E36]-[.D36])/0.75)" office:value-type="float" office:value="4587" calcext:value-type="float">
            <text:p>4587</text:p>
          </table:table-cell>
          <table:table-cell table:formula="of:=[.E36]-[.F36]" office:value-type="float" office:value="713" calcext:value-type="float">
            <text:p>713</text:p>
          </table:table-cell>
          <table:table-cell table:formula="of:=[.A36]/(1.732*[.B36])" office:value-type="float" office:value="840.049282891263" calcext:value-type="float">
            <text:p>840.049282891263</text:p>
          </table:table-cell>
          <table:table-cell table:formula="of:=[.B36]*1000/(1.732*[.H36])" office:value-type="float" office:value="0.297601587301587" calcext:value-type="float">
            <text:p>0.297601587301587</text:p>
          </table:table-cell>
          <table:table-cell table:formula="of:=[.F36]/(3*[.H36]*[.H36])" office:value-type="float" office:value="0.00216669586535688" calcext:value-type="float">
            <text:p>0.00216669586535688</text:p>
          </table:table-cell>
          <table:table-cell table:formula="of:=[.A36]&amp;&quot;kVA, 11kV/433V&quot;" office:value-type="string" office:string-value="630kVA, 11kV/433V" calcext:value-type="string">
            <text:p>63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6]/1000" office:value-type="float" office:value="0.63" calcext:value-type="float">
            <text:p>0.63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6]*([.B36]*[.B36])/([.P36]*[.P36]);2)" office:value-type="float" office:value="4.9" calcext:value-type="float">
            <text:p>4.90</text:p>
          </table:table-cell>
          <table:table-cell table:formula="of:=ROUND([.J36]/[.I36]*100;1)" office:value-type="float" office:value="0.7" calcext:value-type="float">
            <text:p>0.7</text:p>
          </table:table-cell>
          <table:table-cell table:formula="of:=[.G36]/1000" office:value-type="float" office:value="0.713" calcext:value-type="float">
            <text:p>0.71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6]" office:value-type="float" office:value="4.9" calcext:value-type="float">
            <text:p>4.9</text:p>
          </table:table-cell>
          <table:table-cell table:formula="of:=[.R36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2790" calcext:value-type="float">
            <text:p>2790</text:p>
          </table:table-cell>
          <table:table-cell table:style-name="ce6" office:value-type="float" office:value="7700" calcext:value-type="float">
            <text:p>7700</text:p>
          </table:table-cell>
          <table:table-cell table:formula="of:=ROUND(([.E37]-[.D37])/0.75)" office:value-type="float" office:value="6547" calcext:value-type="float">
            <text:p>6547</text:p>
          </table:table-cell>
          <table:table-cell table:formula="of:=[.E37]-[.F37]" office:value-type="float" office:value="1153" calcext:value-type="float">
            <text:p>1153</text:p>
          </table:table-cell>
          <table:table-cell table:formula="of:=[.A37]/(1.732*[.B37])" office:value-type="float" office:value="1333.41156014486" calcext:value-type="float">
            <text:p>1333.41156014486</text:p>
          </table:table-cell>
          <table:table-cell table:formula="of:=[.B37]*1000/(1.732*[.H37])" office:value-type="float" office:value="0.187489" calcext:value-type="float">
            <text:p>0.187489</text:p>
          </table:table-cell>
          <table:table-cell table:formula="of:=[.F37]/(3*[.H37]*[.H37])" office:value-type="float" office:value="0.001227418470225" calcext:value-type="float">
            <text:p>0.001227418470225</text:p>
          </table:table-cell>
          <table:table-cell table:formula="of:=[.A37]&amp;&quot;kVA, 11kV/433V&quot;" office:value-type="string" office:string-value="1000kVA, 11kV/433V" calcext:value-type="string">
            <text:p>10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7]/100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7]*([.B37]*[.B37])/([.P37]*[.P37]);2)" office:value-type="float" office:value="5.44" calcext:value-type="float">
            <text:p>5.44</text:p>
          </table:table-cell>
          <table:table-cell table:formula="of:=ROUND([.J37]/[.I37]*100;1)" office:value-type="float" office:value="0.7" calcext:value-type="float">
            <text:p>0.7</text:p>
          </table:table-cell>
          <table:table-cell table:formula="of:=[.G37]/1000" office:value-type="float" office:value="1.153" calcext:value-type="float">
            <text:p>1.153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7]" office:value-type="float" office:value="5.44" calcext:value-type="float">
            <text:p>5.44</text:p>
          </table:table-cell>
          <table:table-cell table:formula="of:=[.R37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table:style-name="ce6" office:value-type="float" office:value="9200" calcext:value-type="float">
            <text:p>9200</text:p>
          </table:table-cell>
          <table:table-cell table:formula="of:=ROUND(([.E38]-[.D38])/0.75)" office:value-type="float" office:value="7867" calcext:value-type="float">
            <text:p>7867</text:p>
          </table:table-cell>
          <table:table-cell table:formula="of:=[.E38]-[.F38]" office:value-type="float" office:value="1333" calcext:value-type="float">
            <text:p>1333</text:p>
          </table:table-cell>
          <table:table-cell table:formula="of:=[.A38]/(1.732*[.B38])" office:value-type="float" office:value="1666.76445018108" calcext:value-type="float">
            <text:p>1666.76445018108</text:p>
          </table:table-cell>
          <table:table-cell table:formula="of:=[.B38]*1000/(1.732*[.H38])" office:value-type="float" office:value="0.1499912" calcext:value-type="float">
            <text:p>0.1499912</text:p>
          </table:table-cell>
          <table:table-cell table:formula="of:=[.F38]/(3*[.H38]*[.H38])" office:value-type="float" office:value="0.000943929235889176" calcext:value-type="float">
            <text:p>0.000943929235889176</text:p>
          </table:table-cell>
          <table:table-cell table:formula="of:=[.A38]&amp;&quot;kVA, 11kV/433V&quot;" office:value-type="string" office:string-value="1250kVA, 11kV/433V" calcext:value-type="string">
            <text:p>125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8]/1000" office:value-type="float" office:value="1.25" calcext:value-type="float">
            <text:p>1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8]*([.B38]*[.B38])/([.P38]*[.P38]);2)" office:value-type="float" office:value="5.44" calcext:value-type="float">
            <text:p>5.44</text:p>
          </table:table-cell>
          <table:table-cell table:formula="of:=ROUND([.J38]/[.I38]*100;1)" office:value-type="float" office:value="0.6" calcext:value-type="float">
            <text:p>0.6</text:p>
          </table:table-cell>
          <table:table-cell table:formula="of:=[.G38]/1000" office:value-type="float" office:value="1.333" calcext:value-type="float">
            <text:p>1.333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8]" office:value-type="float" office:value="5.44" calcext:value-type="float">
            <text:p>5.44</text:p>
          </table:table-cell>
          <table:table-cell table:formula="of:=[.R38]" office:value-type="float" office:value="0.6" calcext:value-type="float">
            <text:p>0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4200" calcext:value-type="float">
            <text:p>4200</text:p>
          </table:table-cell>
          <table:table-cell table:style-name="ce6" office:value-type="float" office:value="11800" calcext:value-type="float">
            <text:p>11800</text:p>
          </table:table-cell>
          <table:table-cell table:formula="of:=ROUND(([.E39]-[.D39])/0.75)" office:value-type="float" office:value="10133" calcext:value-type="float">
            <text:p>10133</text:p>
          </table:table-cell>
          <table:table-cell table:formula="of:=[.E39]-[.F39]" office:value-type="float" office:value="1667" calcext:value-type="float">
            <text:p>1667</text:p>
          </table:table-cell>
          <table:table-cell table:formula="of:=[.A39]/(1.732*[.B39])" office:value-type="float" office:value="2133.45849623178" calcext:value-type="float">
            <text:p>2133.45849623178</text:p>
          </table:table-cell>
          <table:table-cell table:formula="of:=[.B39]*1000/(1.732*[.H39])" office:value-type="float" office:value="0.117180625" calcext:value-type="float">
            <text:p>0.117180625</text:p>
          </table:table-cell>
          <table:table-cell table:formula="of:=[.F39]/(3*[.H39]*[.H39])" office:value-type="float" office:value="0.00074207600802311" calcext:value-type="float">
            <text:p>0.00074207600802311</text:p>
          </table:table-cell>
          <table:table-cell table:formula="of:=[.A39]&amp;&quot;kVA, 11kV/433V&quot;" office:value-type="string" office:string-value="1600kVA, 11kV/433V" calcext:value-type="string">
            <text:p>16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9]/1000"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39]*([.B39]*[.B39])/([.P39]*[.P39]);2)" office:value-type="float" office:value="6.8" calcext:value-type="float">
            <text:p>6.80</text:p>
          </table:table-cell>
          <table:table-cell table:formula="of:=ROUND([.J39]/[.I39]*100;1)" office:value-type="float" office:value="0.6" calcext:value-type="float">
            <text:p>0.6</text:p>
          </table:table-cell>
          <table:table-cell table:formula="of:=[.G39]/1000" office:value-type="float" office:value="1.667" calcext:value-type="float">
            <text:p>1.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39]" office:value-type="float" office:value="6.8" calcext:value-type="float">
            <text:p>6.8</text:p>
          </table:table-cell>
          <table:table-cell table:formula="of:=[.R39]" office:value-type="float" office:value="0.6" calcext:value-type="float">
            <text:p>0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5050" calcext:value-type="float">
            <text:p>5050</text:p>
          </table:table-cell>
          <table:table-cell table:style-name="ce6" office:value-type="float" office:value="15000" calcext:value-type="float">
            <text:p>15000</text:p>
          </table:table-cell>
          <table:table-cell table:formula="of:=ROUND(([.E40]-[.D40])/0.75)" office:value-type="float" office:value="13267" calcext:value-type="float">
            <text:p>13267</text:p>
          </table:table-cell>
          <table:table-cell table:formula="of:=[.E40]-[.F40]" office:value-type="float" office:value="1733" calcext:value-type="float">
            <text:p>1733</text:p>
          </table:table-cell>
          <table:table-cell table:formula="of:=[.A40]/(1.732*[.B40])" office:value-type="float" office:value="2666.82312028972" calcext:value-type="float">
            <text:p>2666.82312028972</text:p>
          </table:table-cell>
          <table:table-cell table:formula="of:=[.B40]*1000/(1.732*[.H40])" office:value-type="float" office:value="0.0937445" calcext:value-type="float">
            <text:p>0.0937445</text:p>
          </table:table-cell>
          <table:table-cell table:formula="of:=[.F40]/(3*[.H40]*[.H40])" office:value-type="float" office:value="0.000621817658640409" calcext:value-type="float">
            <text:p>0.000621817658640409</text:p>
          </table:table-cell>
          <table:table-cell table:formula="of:=[.A40]&amp;&quot;kVA, 11kV/433V&quot;" office:value-type="string" office:string-value="2000kVA, 11kV/433V" calcext:value-type="string">
            <text:p>20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40]/100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40]*([.B40]*[.B40])/([.P40]*[.P40]);2)" office:value-type="float" office:value="6.8" calcext:value-type="float">
            <text:p>6.80</text:p>
          </table:table-cell>
          <table:table-cell table:formula="of:=ROUND([.J40]/[.I40]*100;1)" office:value-type="float" office:value="0.7" calcext:value-type="float">
            <text:p>0.7</text:p>
          </table:table-cell>
          <table:table-cell table:formula="of:=[.G40]/1000" office:value-type="float" office:value="1.733" calcext:value-type="float">
            <text:p>1.7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40]" office:value-type="float" office:value="6.8" calcext:value-type="float">
            <text:p>6.8</text:p>
          </table:table-cell>
          <table:table-cell table:formula="of:=[.R40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3"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0.433" calcext:value-type="float">
            <text:p>0.433</text:p>
          </table:table-cell>
          <table:table-cell table:style-name="ce6" office:value-type="float" office:value="6.25" calcext:value-type="float">
            <text:p>6.25</text:p>
          </table:table-cell>
          <table:table-cell office:value-type="float" office:value="6150" calcext:value-type="float">
            <text:p>6150</text:p>
          </table:table-cell>
          <table:table-cell table:style-name="ce6" office:value-type="float" office:value="18500" calcext:value-type="float">
            <text:p>18500</text:p>
          </table:table-cell>
          <table:table-cell table:formula="of:=ROUND(([.E41]-[.D41])/0.75)" office:value-type="float" office:value="16467" calcext:value-type="float">
            <text:p>16467</text:p>
          </table:table-cell>
          <table:table-cell table:formula="of:=[.E41]-[.F41]" office:value-type="float" office:value="2033" calcext:value-type="float">
            <text:p>2033</text:p>
          </table:table-cell>
          <table:table-cell table:formula="of:=[.A41]/(1.732*[.B41])" office:value-type="float" office:value="3333.52890036215" calcext:value-type="float">
            <text:p>3333.52890036215</text:p>
          </table:table-cell>
          <table:table-cell table:formula="of:=[.B41]*1000/(1.732*[.H41])" office:value-type="float" office:value="0.0749956" calcext:value-type="float">
            <text:p>0.0749956</text:p>
          </table:table-cell>
          <table:table-cell table:formula="of:=[.F41]/(3*[.H41]*[.H41])" office:value-type="float" office:value="0.000493952037860273" calcext:value-type="float">
            <text:p>0.000493952037860273</text:p>
          </table:table-cell>
          <table:table-cell table:formula="of:=[.A41]&amp;&quot;kVA, 11kV/433V&quot;" office:value-type="string" office:string-value="2500kVA, 11kV/433V" calcext:value-type="string">
            <text:p>25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41]/1000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10" table:formula="of:=ROUND([.C41]*([.B41]*[.B41])/([.P41]*[.P41]);2)" office:value-type="float" office:value="6.8" calcext:value-type="float">
            <text:p>6.80</text:p>
          </table:table-cell>
          <table:table-cell table:formula="of:=ROUND([.J41]/[.I41]*100;1)" office:value-type="float" office:value="0.7" calcext:value-type="float">
            <text:p>0.7</text:p>
          </table:table-cell>
          <table:table-cell table:formula="of:=[.G41]/1000" office:value-type="float" office:value="2.033" calcext:value-type="float">
            <text:p>2.033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Q41]" office:value-type="float" office:value="6.8" calcext:value-type="float">
            <text:p>6.8</text:p>
          </table:table-cell>
          <table:table-cell table:formula="of:=[.R41]" office:value-type="float" office:value="0.7" calcext:value-type="float">
            <text:p>0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38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8"/>
        </table:table-row>
        <table:table-row table:style-name="ro4" table:number-rows-repeated="1048533">
          <table:table-cell table:number-columns-repeated="65"/>
        </table:table-row>
        <table:table-row table:style-name="ro4">
          <table:table-cell table:number-columns-repeated="65"/>
        </table:table-row>
      </table:table>
      <table:table table:name="Magnatising current" table:style-name="ta1">
        <table:table-column table:style-name="co3" table:number-columns-repeated="3" table:default-cell-style-name="Default"/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S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0(%)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ROUND([.B4]/[.A4]*100;1)" office:value-type="float" office:value="2.5" calcext:value-type="float">
            <text:p>2.5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3.7" calcext:value-type="float">
            <text:p>3.7</text:p>
          </table:table-cell>
          <table:table-cell table:formula="of:=ROUND([.B5]/[.A5]*100;1)" office:value-type="float" office:value="2.3" calcext:value-type="float">
            <text:p>2.3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5.3" calcext:value-type="float">
            <text:p>5.3</text:p>
          </table:table-cell>
          <table:table-cell table:formula="of:=ROUND([.B6]/[.A6]*100;1)" office:value-type="float" office:value="2.1" calcext:value-type="float">
            <text:p>2.1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6.3" calcext:value-type="float">
            <text:p>6.3</text:p>
          </table:table-cell>
          <table:table-cell table:formula="of:=ROUND([.B7]/[.A7]*100;1)" office:value-type="float" office:value="2" calcext:value-type="float">
            <text:p>2</text:p>
          </table:table-cell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float" office:value="7.6" calcext:value-type="float">
            <text:p>7.6</text:p>
          </table:table-cell>
          <table:table-cell table:formula="of:=ROUND([.B8]/[.A8]*100;1)" office:value-type="float" office:value="1.9" calcext:value-type="float">
            <text:p>1.9</text:p>
          </table:table-cell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table:formula="of:=ROUND([.B9]/[.A9]*100;1)" office:value-type="float" office:value="1.9" calcext:value-type="float">
            <text:p>1.9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float" office:value="11.3" calcext:value-type="float">
            <text:p>11.3</text:p>
          </table:table-cell>
          <table:table-cell table:formula="of:=ROUND([.B10]/[.A10]*100;1)" office:value-type="float" office:value="1.8" calcext:value-type="float">
            <text:p>1.8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table:formula="of:=ROUND([.B11]/[.A11]*100;1)" office:value-type="float" office:value="2.5" calcext:value-type="float">
            <text:p>2.5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float" office:value="23.9" calcext:value-type="float">
            <text:p>23.9</text:p>
          </table:table-cell>
          <table:table-cell table:formula="of:=ROUND([.B12]/[.A12]*100;1)" office:value-type="float" office:value="2.4" calcext:value-type="float">
            <text:p>2.4</text:p>
          </table:table-cell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float" office:value="27.4" calcext:value-type="float">
            <text:p>27.4</text:p>
          </table:table-cell>
          <table:table-cell table:formula="of:=ROUND([.B13]/[.A13]*100;1)" office:value-type="float" office:value="2.2" calcext:value-type="float">
            <text:p>2.2</text:p>
          </table:table-cell>
        </table:table-row>
        <table:table-row table:style-name="ro4">
          <table:table-cell office:value-type="float" office:value="1600" calcext:value-type="float">
            <text:p>1600</text:p>
          </table:table-cell>
          <table:table-cell office:value-type="float" office:value="31.9" calcext:value-type="float">
            <text:p>31.9</text:p>
          </table:table-cell>
          <table:table-cell table:formula="of:=ROUND([.B14]/[.A14]*100;1)" office:value-type="float" office:value="2" calcext:value-type="float">
            <text:p>2</text:p>
          </table:table-cell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37.8" calcext:value-type="float">
            <text:p>37.8</text:p>
          </table:table-cell>
          <table:table-cell table:formula="of:=ROUND([.B15]/[.A15]*100;1)" office:value-type="float" office:value="1.9" calcext:value-type="float">
            <text:p>1.9</text:p>
          </table:table-cell>
        </table:table-row>
        <table:table-row table:style-name="ro4">
          <table:table-cell office:value-type="string" calcext:value-type="string">
            <text:p><text:s/>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0">
      <number:number number:decimal-places="1" number:min-decimal-places="1" number:min-integer-digits="1" number:grouping="true"/>
    </number:number-style>
    <number:number-style style:name="N119">
      <number:number number:decimal-places="3" number:min-decimal-places="3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2:09:04.314862416</meta:creation-date>
    <dc:date>2023-04-24T14:17:30.134743641</dc:date>
    <meta:editing-duration>PT4H28M34S</meta:editing-duration>
    <meta:editing-cycles>99</meta:editing-cycles>
    <meta:generator>LibreOffice/7.3.7.2$Linux_X86_64 LibreOffice_project/30$Build-2</meta:generator>
    <dc:creator>Manu Varkey</dc:creator>
    <meta:document-statistic meta:table-count="2" meta:cell-count="983" meta:object-count="0"/>
  </office:meta>
</office:document-meta>
</file>